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33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9.01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904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9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 tableooo:tab-color="#ff3366"/>
    </style:style>
    <style:style style:name="ta2" style:family="table" style:master-page-name="Default">
      <style:table-properties table:display="true" style:writing-mode="lr-tb" tableooo:tab-color="#33cc66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</office:automatic-styles>
  <office:body>
    <office:spreadsheet>
      <table:table table:name="template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Paramètres</text:p>
          </table:table-cell>
          <table:table-cell table:style-name="ce5" table:number-columns-repeated="1021"/>
        </table:table-row>
        <table:table-row table:style-name="ro2">
          <table:table-cell office:value-type="string">
            <text:p>Mise en forme du formulaire de connexion</text:p>
          </table:table-cell>
          <table:table-cell office:value-type="string">
            <text:p>Form-connex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Mise en forme de l'accueil</text:p>
          </table:table-cell>
          <table:table-cell office:value-type="string">
            <text:p>accueil</text:p>
          </table:table-cell>
          <table:table-cell office:value-type="string">
            <text:p>$liste : tableau simple de l'objet annonce</text:p>
            <text:p>(les 10 dernières)</text:p>
          </table:table-cell>
          <table:table-cell table:number-columns-repeated="1021"/>
        </table:table-row>
        <table:table-row table:style-name="ro2">
          <table:table-cell office:value-type="string">
            <text:p>Mise en forme du formulaire de création du compte </text:p>
          </table:table-cell>
          <table:table-cell office:value-type="string">
            <text:p>Form-creation-compt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Mise en forme du formulaire de création de l'annonce</text:p>
          </table:table-cell>
          <table:table-cell office:value-type="string">
            <text:p>Form-creation-annonc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Mise en forme de l'annonce complète</text:p>
          </table:table-cell>
          <table:table-cell office:value-type="string">
            <text:p>Annonce-complete</text:p>
          </table:table-cell>
          <table:table-cell office:value-type="string">
            <text:p>$annonce : objet annonce chargé</text:p>
          </table:table-cell>
          <table:table-cell table:number-columns-repeated="1021"/>
        </table:table-row>
        <table:table-row table:style-name="ro3">
          <table:table-cell office:value-type="string">
            <text:p>Mise en forme des annonces en cours de l'utilisateur connecté</text:p>
          </table:table-cell>
          <table:table-cell office:value-type="string">
            <text:p>Annonce-en-cours</text:p>
          </table:table-cell>
          <table:table-cell office:value-type="string">
            <text:p>$liste : tableau simple de l'objet annonce</text:p>
            <text:p>(annonces non terminées de l'utilisateur connecté)</text:p>
          </table:table-cell>
          <table:table-cell table:number-columns-repeated="1021"/>
        </table:table-row>
        <table:table-row table:style-name="ro2">
          <table:table-cell office:value-type="string">
            <text:p>Mise en forme du formulaire de modification du mot de passe</text:p>
          </table:table-cell>
          <table:table-cell office:value-type="string">
            <text:p>Form-modif-md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Mise en forme du formulaire de la suppression du compte</text:p>
          </table:table-cell>
          <table:table-cell office:value-type="string">
            <text:p>Form-suppr-compt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Mise en forme de la liste des annonces recherchées</text:p>
          </table:table-cell>
          <table:table-cell office:value-type="string">
            <text:p>annonce-recherchees</text:p>
          </table:table-cell>
          <table:table-cell office:value-type="string">
            <text:p>$liste : tableau simple de l'objet annonce</text:p>
            <text:p>(annonces recherchées par titre ou description)</text:p>
          </table:table-cell>
          <table:table-cell table:number-columns-repeated="1021"/>
        </table:table-row>
        <table:table-row table:style-name="ro3">
          <table:table-cell office:value-type="string">
            <text:p>Mise en forme des offres en attente de l'utilisateur connecté</text:p>
          </table:table-cell>
          <table:table-cell office:value-type="string">
            <text:p>Mes-offres</text:p>
          </table:table-cell>
          <table:table-cell office:value-type="string">
            <text:p>$liste : tableau simple de l'objet offre</text:p>
            <text:p>( offres de l'utilisateur connecté)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eurs" table:style-name="ta2" table:print="false"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Default"/>
        <table:table-row table:style-name="ro1">
          <table:table-cell table:style-name="ce3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Paramètres</text:p>
          </table:table-cell>
          <table:table-cell table:style-name="ce5" table:number-columns-repeated="1021"/>
        </table:table-row>
        <table:table-row table:style-name="ro3">
          <table:table-cell office:value-type="string">
            <text:p>Vérifier les identifiants et préparer à afficher</text:p>
            <text:p>L'accueil</text:p>
          </table:table-cell>
          <table:table-cell office:value-type="string">
            <text:p>connecter</text:p>
          </table:table-cell>
          <table:table-cell office:value-type="string">
            <text:p>POST : identifiant, mdp</text:p>
          </table:table-cell>
          <table:table-cell table:number-columns-repeated="1021"/>
        </table:table-row>
        <table:table-row table:style-name="ro3">
          <table:table-cell office:value-type="string">
            <text:p>préparer et afficher</text:p>
            <text:p>la page d'accueil</text:p>
          </table:table-cell>
          <table:table-cell office:value-type="string">
            <text:p>index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Préparer et afficher</text:p>
            <text:p>le formulaire de création de compte</text:p>
          </table:table-cell>
          <table:table-cell office:value-type="string">
            <text:p>Affiche-form-creation-compt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Création du compte</text:p>
            <text:p>dans la BDD et envoi du mail pour activer le compte</text:p>
          </table:table-cell>
          <table:table-cell office:value-type="string">
            <text:p>Creer-compte</text:p>
          </table:table-cell>
          <table:table-cell office:value-type="string">
            <text:p>POST : pseudo, email, mdp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réparer et afficher le formulaire de connexion</text:p>
          </table:table-cell>
          <table:table-cell office:value-type="string">
            <text:p>Affiche-form-connex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5">
          <table:table-cell table:style-name="Default" office:value-type="string">
            <text:p>Préparer et afficher</text:p>
            <text:p>l'annonce complète</text:p>
            <text:p>et vérifie si on est connecté</text:p>
          </table:table-cell>
          <table:table-cell office:value-type="string">
            <text:p>Affiche-annonce-complete</text:p>
          </table:table-cell>
          <table:table-cell office:value-type="string">
            <text:p>GET id : id de l'annonce</text:p>
          </table:table-cell>
          <table:table-cell table:number-columns-repeated="1021"/>
        </table:table-row>
        <table:table-row table:style-name="ro3">
          <table:table-cell office:value-type="string">
            <text:p>Création de l'offre</text:p>
            <text:p>dans la BDD et vérifie si on est connecté</text:p>
          </table:table-cell>
          <table:table-cell office:value-type="string">
            <text:p>Creer-offre</text:p>
          </table:table-cell>
          <table:table-cell office:value-type="string">
            <text:p>POST : interet, prix</text:p>
          </table:table-cell>
          <table:table-cell table:number-columns-repeated="1021"/>
        </table:table-row>
        <table:table-row table:style-name="ro5">
          <table:table-cell office:value-type="string">
            <text:p>Préparer et afficher</text:p>
            <text:p>le formulaire de création d'annonce</text:p>
            <text:p>et vérifie si on est connecté</text:p>
          </table:table-cell>
          <table:table-cell office:value-type="string">
            <text:p>Affiche-form-creation-annonc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Création de l'annonce</text:p>
            <text:p>dans la BDD et vérifie si on est connecté</text:p>
          </table:table-cell>
          <table:table-cell office:value-type="string">
            <text:p>Creer-annonce</text:p>
          </table:table-cell>
          <table:table-cell office:value-type="string">
            <text:p>POST : titre, description, photo, prix</text:p>
          </table:table-cell>
          <table:table-cell table:number-columns-repeated="1021"/>
        </table:table-row>
        <table:table-row table:style-name="ro5">
          <table:table-cell office:value-type="string">
            <text:p>Préparer et afficher</text:p>
            <text:p>les annonces en cours</text:p>
            <text:p>et vérifie si on est connecté</text:p>
          </table:table-cell>
          <table:table-cell office:value-type="string">
            <text:p>Affiche-annonce-en-cours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Préparer et afficher</text:p>
            <text:p>la liste des annonces recherchées</text:p>
          </table:table-cell>
          <table:table-cell office:value-type="string">
            <text:p>Affiche-annonce-recherchees</text:p>
          </table:table-cell>
          <table:table-cell office:value-type="string">
            <text:p>POST : recherche</text:p>
          </table:table-cell>
          <table:table-cell table:number-columns-repeated="1021"/>
        </table:table-row>
        <table:table-row table:style-name="ro5">
          <table:table-cell office:value-type="string">
            <text:p>Préparer et afficher</text:p>
            <text:p>le formulaire de modification du mdp</text:p>
            <text:p>et vérifie si on est connecté</text:p>
          </table:table-cell>
          <table:table-cell office:value-type="string">
            <text:p>Affiche-form-modif-md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Faire la modification</text:p>
            <text:p>dans la BDD et vérifie si on est connecté</text:p>
          </table:table-cell>
          <table:table-cell office:value-type="string">
            <text:p>Modif-mdp</text:p>
          </table:table-cell>
          <table:table-cell office:value-type="string">
            <text:p>POST : mdp, new_mdp, new_mdp2</text:p>
          </table:table-cell>
          <table:table-cell table:number-columns-repeated="1021"/>
        </table:table-row>
        <table:table-row table:style-name="ro6">
          <table:table-cell table:style-name="ce7" office:value-type="string">
            <text:p>Préparer et afficher</text:p>
            <text:p>le formulaire du modification du compte</text:p>
            <text:p>et vérifie si on est connecté</text:p>
          </table:table-cell>
          <table:table-cell office:value-type="string">
            <text:p>Affiche-form-suppr-compt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Vérifie si on est connecté et faire la modification du</text:p>
            <text:p>compte en non actif</text:p>
          </table:table-cell>
          <table:table-cell office:value-type="string">
            <text:p>Suppr-compte</text:p>
          </table:table-cell>
          <table:table-cell office:value-type="string">
            <text:p>POST : email, mdp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Préparer et afficher les offres en cours de l'utilisateur </text:p>
            <text:p>Et vérifie si on est connecté</text:p>
          </table:table-cell>
          <table:table-cell office:value-type="string">
            <text:p>Affiche-mes-offres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10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7:53:24.62</meta:creation-date>
    <dc:date>2022-03-16T10:00:38.34</dc:date>
    <meta:editing-duration>P1DT9H34M21S</meta:editing-duration>
    <meta:editing-cycles>38</meta:editing-cycles>
    <meta:generator>OpenOffice/4.1.7$Win32 OpenOffice.org_project/417m1$Build-9800</meta:generator>
    <meta:document-statistic meta:table-count="2" meta:cell-count="84" meta:object-count="0"/>
  </office:meta>
</office:document-meta>
</file>